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6"/>
    <style:style style:name="ce2" style:family="table-cell" style:parent-style-name="Default" style:data-style-name="N1"/>
    <style:style style:name="ce3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1"/>
      </table:calculation-settings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table:style-name="Default" office:value-type="string">
            <text:p>Starting Month</text:p>
          </table:table-cell>
          <table:table-cell table:style-name="ce1" office:value-type="date" office:date-value="2011-12-01">
            <text:p>Dec 11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Monthly Contribution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1"/>
          <table:table-cell table:number-columns-repeated="9"/>
        </table:table-row>
        <table:table-row table:style-name="ro1">
          <table:table-cell table:style-name="Default"/>
          <table:table-cell table:style-name="ce1"/>
          <table:table-cell office:value-type="string">
            <text:p>0% interest</text:p>
          </table:table-cell>
          <table:table-cell office:value-type="string">
            <text:p>1% interest</text:p>
          </table:table-cell>
          <table:table-cell office:value-type="string">
            <text:p>2% interest</text:p>
          </table:table-cell>
          <table:table-cell office:value-type="string">
            <text:p>3% interest</text:p>
          </table:table-cell>
          <table:table-cell office:value-type="string">
            <text:p>5% interest</text:p>
          </table:table-cell>
          <table:table-cell office:value-type="string">
            <text:p>7% interest</text:p>
          </table:table-cell>
          <table:table-cell office:value-type="string">
            <text:p>10% interest</text:p>
          </table:table-cell>
          <table:table-cell office:value-type="string">
            <text:p>15% interest</text:p>
          </table:table-cell>
          <table:table-cell office:value-type="string">
            <text:p>20% interest</text:p>
          </table:table-cell>
        </table:table-row>
        <table:table-row table:style-name="ro1">
          <table:table-cell table:style-name="Default" office:value-type="string">
            <text:p>After 1 year</text:p>
          </table:table-cell>
          <table:table-cell table:style-name="ce1"/>
          <table:table-cell table:style-name="ce3" table:formula="of:=[.C16]" office:value-type="float" office:value="600">
            <text:p>600</text:p>
          </table:table-cell>
          <table:table-cell table:style-name="ce3" table:formula="of:=[.D16]" office:value-type="float" office:value="600">
            <text:p>600</text:p>
          </table:table-cell>
          <table:table-cell table:style-name="ce3" table:formula="of:=[.E16]" office:value-type="float" office:value="600">
            <text:p>600</text:p>
          </table:table-cell>
          <table:table-cell table:style-name="ce3" table:formula="of:=[.F16]" office:value-type="float" office:value="600">
            <text:p>600</text:p>
          </table:table-cell>
          <table:table-cell table:style-name="ce3" table:formula="of:=[.G16]" office:value-type="float" office:value="600">
            <text:p>600</text:p>
          </table:table-cell>
          <table:table-cell table:style-name="ce3" table:formula="of:=[.H16]" office:value-type="float" office:value="600">
            <text:p>600</text:p>
          </table:table-cell>
          <table:table-cell table:style-name="ce3" table:formula="of:=[.I16]" office:value-type="float" office:value="600">
            <text:p>600</text:p>
          </table:table-cell>
          <table:table-cell table:style-name="ce3" table:formula="of:=[.J16]" office:value-type="float" office:value="600">
            <text:p>600</text:p>
          </table:table-cell>
          <table:table-cell table:style-name="ce3" table:formula="of:=[.K16]" office:value-type="float" office:value="600">
            <text:p>600</text:p>
          </table:table-cell>
        </table:table-row>
        <table:table-row table:style-name="ro1">
          <table:table-cell table:style-name="Default" office:value-type="string">
            <text:p>After 2 years</text:p>
          </table:table-cell>
          <table:table-cell table:style-name="ce1"/>
          <table:table-cell table:style-name="ce3" table:formula="of:=[.C17]" office:value-type="float" office:value="1200">
            <text:p>1,200</text:p>
          </table:table-cell>
          <table:table-cell table:style-name="ce3" table:formula="of:=[.D17]" office:value-type="float" office:value="1206">
            <text:p>1,206</text:p>
          </table:table-cell>
          <table:table-cell table:style-name="ce3" table:formula="of:=[.E17]" office:value-type="float" office:value="1212">
            <text:p>1,212</text:p>
          </table:table-cell>
          <table:table-cell table:style-name="ce3" table:formula="of:=[.F17]" office:value-type="float" office:value="1218">
            <text:p>1,218</text:p>
          </table:table-cell>
          <table:table-cell table:style-name="ce3" table:formula="of:=[.G17]" office:value-type="float" office:value="1230">
            <text:p>1,230</text:p>
          </table:table-cell>
          <table:table-cell table:style-name="ce3" table:formula="of:=[.H17]" office:value-type="float" office:value="1242">
            <text:p>1,242</text:p>
          </table:table-cell>
          <table:table-cell table:style-name="ce3" table:formula="of:=[.I17]" office:value-type="float" office:value="1260">
            <text:p>1,260</text:p>
          </table:table-cell>
          <table:table-cell table:style-name="ce3" table:formula="of:=[.J17]" office:value-type="float" office:value="1290">
            <text:p>1,290</text:p>
          </table:table-cell>
          <table:table-cell table:style-name="ce3" table:formula="of:=[.K17]" office:value-type="float" office:value="1962">
            <text:p>1,962</text:p>
          </table:table-cell>
        </table:table-row>
        <table:table-row table:style-name="ro1">
          <table:table-cell table:style-name="Default" office:value-type="string">
            <text:p>After 3 years</text:p>
          </table:table-cell>
          <table:table-cell table:style-name="ce1"/>
          <table:table-cell table:style-name="ce3" table:formula="of:=[.C18]" office:value-type="float" office:value="1800">
            <text:p>1,800</text:p>
          </table:table-cell>
          <table:table-cell table:style-name="ce3" table:formula="of:=[.D18]" office:value-type="float" office:value="1818.06">
            <text:p>1,818</text:p>
          </table:table-cell>
          <table:table-cell table:style-name="ce3" table:formula="of:=[.E18]" office:value-type="float" office:value="1836.24">
            <text:p>1,836</text:p>
          </table:table-cell>
          <table:table-cell table:style-name="ce3" table:formula="of:=[.F18]" office:value-type="float" office:value="1854.54">
            <text:p>1,855</text:p>
          </table:table-cell>
          <table:table-cell table:style-name="ce3" table:formula="of:=[.G18]" office:value-type="float" office:value="1891.5">
            <text:p>1,892</text:p>
          </table:table-cell>
          <table:table-cell table:style-name="ce3" table:formula="of:=[.H18]" office:value-type="float" office:value="1928.94">
            <text:p>1,929</text:p>
          </table:table-cell>
          <table:table-cell table:style-name="ce3" table:formula="of:=[.I18]" office:value-type="float" office:value="1986">
            <text:p>1,986</text:p>
          </table:table-cell>
          <table:table-cell table:style-name="ce3" table:formula="of:=[.J18]" office:value-type="float" office:value="2083.5">
            <text:p>2,084</text:p>
          </table:table-cell>
          <table:table-cell table:style-name="ce3" table:formula="of:=[.K18]" office:value-type="float" office:value="4283.34">
            <text:p>4,283</text:p>
          </table:table-cell>
        </table:table-row>
        <table:table-row table:style-name="ro1">
          <table:table-cell table:style-name="Default" office:value-type="string">
            <text:p>After 5 years</text:p>
          </table:table-cell>
          <table:table-cell/>
          <table:table-cell table:style-name="ce3" table:formula="of:=[.C20]" office:value-type="float" office:value="3000">
            <text:p>3,000</text:p>
          </table:table-cell>
          <table:table-cell table:style-name="ce3" table:formula="of:=[.D20]" office:value-type="float" office:value="3060.603006">
            <text:p>3,061</text:p>
          </table:table-cell>
          <table:table-cell table:style-name="ce3" table:formula="of:=[.E20]" office:value-type="float" office:value="3122.424096">
            <text:p>3,122</text:p>
          </table:table-cell>
          <table:table-cell table:style-name="ce3" table:formula="of:=[.F20]" office:value-type="float" office:value="3185.481486">
            <text:p>3,185</text:p>
          </table:table-cell>
          <table:table-cell table:style-name="ce3" table:formula="of:=[.G20]" office:value-type="float" office:value="3315.37875">
            <text:p>3,315</text:p>
          </table:table-cell>
          <table:table-cell table:style-name="ce3" table:formula="of:=[.H20]" office:value-type="float" office:value="3450.443406">
            <text:p>3,450</text:p>
          </table:table-cell>
          <table:table-cell table:style-name="ce3" table:formula="of:=[.I20]" office:value-type="float" office:value="3663.06">
            <text:p>3,663</text:p>
          </table:table-cell>
          <table:table-cell table:style-name="ce3" table:formula="of:=[.J20]" office:value-type="float" office:value="4045.42875">
            <text:p>4,045</text:p>
          </table:table-cell>
          <table:table-cell table:style-name="ce3" table:formula="of:=[.K20]" office:value-type="float" office:value="12815.211966">
            <text:p>12,815</text:p>
          </table:table-cell>
        </table:table-row>
        <table:table-row table:style-name="ro1">
          <table:table-cell table:style-name="Default" office:value-type="string">
            <text:p>After 7 years</text:p>
          </table:table-cell>
          <table:table-cell/>
          <table:table-cell table:style-name="ce3" table:formula="of:=[.C22]" office:value-type="float" office:value="4200">
            <text:p>4,200</text:p>
          </table:table-cell>
          <table:table-cell table:style-name="ce3" table:formula="of:=[.D22]" office:value-type="float" office:value="4328.1211264206">
            <text:p>4,328</text:p>
          </table:table-cell>
          <table:table-cell table:style-name="ce3" table:formula="of:=[.E22]" office:value-type="float" office:value="4460.5700294784">
            <text:p>4,461</text:p>
          </table:table-cell>
          <table:table-cell table:style-name="ce3" table:formula="of:=[.F22]" office:value-type="float" office:value="4597.4773084974">
            <text:p>4,597</text:p>
          </table:table-cell>
          <table:table-cell table:style-name="ce3" table:formula="of:=[.G22]" office:value-type="float" office:value="4885.205071875">
            <text:p>4,885</text:p>
          </table:table-cell>
          <table:table-cell table:style-name="ce3" table:formula="of:=[.H22]" office:value-type="float" office:value="5192.4126555294">
            <text:p>5,192</text:p>
          </table:table-cell>
          <table:table-cell table:style-name="ce3" table:formula="of:=[.I22]" office:value-type="float" office:value="5692.3026">
            <text:p>5,692</text:p>
          </table:table-cell>
          <table:table-cell table:style-name="ce3" table:formula="of:=[.J22]" office:value-type="float" office:value="6640.079521875">
            <text:p>6,640</text:p>
          </table:table-cell>
          <table:table-cell table:style-name="ce3" table:formula="of:=[.K22]" office:value-type="float" office:value="28796.6872198734">
            <text:p>28,797</text:p>
          </table:table-cell>
        </table:table-row>
        <table:table-row table:style-name="ro1">
          <table:table-cell table:style-name="Default" office:value-type="string">
            <text:p>After 10 years</text:p>
          </table:table-cell>
          <table:table-cell/>
          <table:table-cell table:style-name="ce3" table:formula="of:=[.C25]" office:value-type="float" office:value="6000">
            <text:p>6,000</text:p>
          </table:table-cell>
          <table:table-cell table:style-name="ce3" table:formula="of:=[.D25]" office:value-type="float" office:value="6277.32752467227">
            <text:p>6,277</text:p>
          </table:table-cell>
          <table:table-cell table:style-name="ce3" table:formula="of:=[.E25]" office:value-type="float" office:value="6569.83259984271">
            <text:p>6,570</text:p>
          </table:table-cell>
          <table:table-cell table:style-name="ce3" table:formula="of:=[.F25]" office:value-type="float" office:value="6878.32758688244">
            <text:p>6,878</text:p>
          </table:table-cell>
          <table:table-cell table:style-name="ce3" table:formula="of:=[.G25]" office:value-type="float" office:value="7546.7355213293">
            <text:p>7,547</text:p>
          </table:table-cell>
          <table:table-cell table:style-name="ce3" table:formula="of:=[.H25]" office:value-type="float" office:value="8289.8687767677">
            <text:p>8,290</text:p>
          </table:table-cell>
          <table:table-cell table:style-name="ce3" table:formula="of:=[.I25]" office:value-type="float" office:value="9562.45476060001">
            <text:p>9,562</text:p>
          </table:table-cell>
          <table:table-cell table:style-name="ce3" table:formula="of:=[.J25]" office:value-type="float" office:value="12182.2309428316">
            <text:p>12,182</text:p>
          </table:table-cell>
          <table:table-cell table:style-name="ce3" table:formula="of:=[.K25]" office:value-type="float" office:value="75539.1656115274">
            <text:p>75,539</text:p>
          </table:table-cell>
        </table:table-row>
        <table:table-row table:style-name="ro1">
          <table:table-cell table:style-name="Default" office:value-type="string">
            <text:p>After 15 years</text:p>
          </table:table-cell>
          <table:table-cell/>
          <table:table-cell table:style-name="ce3" table:formula="of:=[.C30]" office:value-type="float" office:value="9000">
            <text:p>9,000</text:p>
          </table:table-cell>
          <table:table-cell table:style-name="ce3" table:formula="of:=[.D30]" office:value-type="float" office:value="9658.13732219991">
            <text:p>9,658</text:p>
          </table:table-cell>
          <table:table-cell table:style-name="ce3" table:formula="of:=[.E30]" office:value-type="float" office:value="10376.0501497239">
            <text:p>10,376</text:p>
          </table:table-cell>
          <table:table-cell table:style-name="ce3" table:formula="of:=[.F30]" office:value-type="float" office:value="11159.3483320153">
            <text:p>11,159</text:p>
          </table:table-cell>
          <table:table-cell table:style-name="ce3" table:formula="of:=[.G30]" office:value-type="float" office:value="12947.1381529364">
            <text:p>12,947</text:p>
          </table:table-cell>
          <table:table-cell table:style-name="ce3" table:formula="of:=[.H30]" office:value-type="float" office:value="15077.4132061314">
            <text:p>15,077</text:p>
          </table:table-cell>
          <table:table-cell table:style-name="ce3" table:formula="of:=[.I30]" office:value-type="float" office:value="19063.4890164939">
            <text:p>19,063</text:p>
          </table:table-cell>
          <table:table-cell table:style-name="ce3" table:formula="of:=[.J30]" office:value-type="float" office:value="28548.2465166493">
            <text:p>28,548</text:p>
          </table:table-cell>
          <table:table-cell table:style-name="ce3" table:formula="of:=[.K30]" office:value-type="float" office:value="274864.965676541">
            <text:p>274,865</text:p>
          </table:table-cell>
        </table:table-row>
        <table:table-row table:style-name="ro1">
          <table:table-cell table:style-name="Default" office:value-type="string">
            <text:p>After 20 years</text:p>
          </table:table-cell>
          <table:table-cell/>
          <table:table-cell table:style-name="ce3" table:formula="of:=[.C35]" office:value-type="float" office:value="12000">
            <text:p>12,000</text:p>
          </table:table-cell>
          <table:table-cell table:style-name="ce3" table:formula="of:=[.D35]" office:value-type="float" office:value="13211.402396878">
            <text:p>13,211</text:p>
          </table:table-cell>
          <table:table-cell table:style-name="ce3" table:formula="of:=[.E35]" office:value-type="float" office:value="14578.4218793506">
            <text:p>14,578</text:p>
          </table:table-cell>
          <table:table-cell table:style-name="ce3" table:formula="of:=[.F35]" office:value-type="float" office:value="16122.2246933883">
            <text:p>16,122</text:p>
          </table:table-cell>
          <table:table-cell table:style-name="ce3" table:formula="of:=[.G35]" office:value-type="float" office:value="19839.572461733">
            <text:p>19,840</text:p>
          </table:table-cell>
          <table:table-cell table:style-name="ce3" table:formula="of:=[.H35]" office:value-type="float" office:value="24597.2953927387">
            <text:p>24,597</text:p>
          </table:table-cell>
          <table:table-cell table:style-name="ce3" table:formula="of:=[.I35]" office:value-type="float" office:value="34364.9996959536">
            <text:p>34,365</text:p>
          </table:table-cell>
          <table:table-cell table:style-name="ce3" table:formula="of:=[.J35]" office:value-type="float" office:value="61466.1495717844">
            <text:p>61,466</text:p>
          </table:table-cell>
          <table:table-cell table:style-name="ce3" table:formula="of:=[.K35]" office:value-type="float" office:value="831509.643522144">
            <text:p>831,510</text:p>
          </table:table-cell>
        </table:table-row>
        <table:table-row table:style-name="ro1">
          <table:table-cell table:style-name="Default" office:value-type="string">
            <text:p>After 25 years</text:p>
          </table:table-cell>
          <table:table-cell/>
          <table:table-cell table:style-name="ce3" table:formula="of:=[.C40]" office:value-type="float" office:value="15000">
            <text:p>15,000</text:p>
          </table:table-cell>
          <table:table-cell table:style-name="ce3" table:formula="of:=[.D40]" office:value-type="float" office:value="16945.919701034">
            <text:p>16,946</text:p>
          </table:table-cell>
          <table:table-cell table:style-name="ce3" table:formula="of:=[.E40]" office:value-type="float" office:value="19218.1798339419">
            <text:p>19,218</text:p>
          </table:table-cell>
          <table:table-cell table:style-name="ce3" table:formula="of:=[.F40]" office:value-type="float" office:value="21875.5585930843">
            <text:p>21,876</text:p>
          </table:table-cell>
          <table:table-cell table:style-name="ce3" table:formula="of:=[.G40]" office:value-type="float" office:value="28636.2592907926">
            <text:p>28,636</text:p>
          </table:table-cell>
          <table:table-cell table:style-name="ce3" table:formula="of:=[.H40]" office:value-type="float" office:value="37949.4226296248">
            <text:p>37,949</text:p>
          </table:table-cell>
          <table:table-cell table:style-name="ce3" table:formula="of:=[.I40]" office:value-type="float" office:value="59008.2356603303">
            <text:p>59,008</text:p>
          </table:table-cell>
          <table:table-cell table:style-name="ce3" table:formula="of:=[.J40]" office:value-type="float" office:value="127675.810479159">
            <text:p>127,676</text:p>
          </table:table-cell>
          <table:table-cell table:style-name="ce3" table:formula="of:=[.K40]" office:value-type="float" office:value="2301696.13619192">
            <text:p>2,301,696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</text:p>
          </table:table-cell>
          <table:table-cell office:value-type="string">
            <text:p>Contribution</text:p>
          </table:table-cell>
          <table:table-cell office:value-type="string">
            <text:p>0% interest</text:p>
          </table:table-cell>
          <table:table-cell office:value-type="string">
            <text:p>1% interest</text:p>
          </table:table-cell>
          <table:table-cell office:value-type="string">
            <text:p>2% interest</text:p>
          </table:table-cell>
          <table:table-cell office:value-type="string">
            <text:p>3% interest</text:p>
          </table:table-cell>
          <table:table-cell office:value-type="string">
            <text:p>5% interest</text:p>
          </table:table-cell>
          <table:table-cell office:value-type="string">
            <text:p>7% interest</text:p>
          </table:table-cell>
          <table:table-cell office:value-type="string">
            <text:p>10% interest</text:p>
          </table:table-cell>
          <table:table-cell office:value-type="string">
            <text:p>15% interest</text:p>
          </table:table-cell>
          <table:table-cell office:value-type="string">
            <text:p>20% interest</text:p>
          </table:table-cell>
        </table:table-row>
        <table:table-row table:style-name="ro1">
          <table:table-cell table:formula="of:=[.B1]" office:value-type="date" office:date-value="2011-12-01">
            <text:p>Dec 11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  <table:table-cell table:style-name="ce2" table:formula="of:=[.$B$16]" office:value-type="float" office:value="600">
            <text:p>600</text:p>
          </table:table-cell>
        </table:table-row>
        <table:table-row table:style-name="ro1">
          <table:table-cell table:formula="of:=EDATE([.A16];12)" office:value-type="date" office:date-value="2012-12-01">
            <text:p>Dec 12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16]+[.$B17]" office:value-type="float" office:value="1200">
            <text:p>1200</text:p>
          </table:table-cell>
          <table:table-cell table:style-name="ce2" table:formula="of:=[.D16]*1.01+[.$B17]" office:value-type="float" office:value="1206">
            <text:p>1206</text:p>
          </table:table-cell>
          <table:table-cell table:style-name="ce2" table:formula="of:=[.E16]*1.02+[.$B17]" office:value-type="float" office:value="1212">
            <text:p>1212</text:p>
          </table:table-cell>
          <table:table-cell table:style-name="ce2" table:formula="of:=[.F16]*1.03+[.$B17]" office:value-type="float" office:value="1218">
            <text:p>1218</text:p>
          </table:table-cell>
          <table:table-cell table:style-name="ce2" table:formula="of:=[.G16]*1.05+[.$B17]" office:value-type="float" office:value="1230">
            <text:p>1230</text:p>
          </table:table-cell>
          <table:table-cell table:style-name="ce2" table:formula="of:=[.H16]*1.07+[.$B17]" office:value-type="float" office:value="1242">
            <text:p>1242</text:p>
          </table:table-cell>
          <table:table-cell table:style-name="ce2" table:formula="of:=[.I16]*1.1+[.$B17]" office:value-type="float" office:value="1260">
            <text:p>1260</text:p>
          </table:table-cell>
          <table:table-cell table:style-name="ce2" table:formula="of:=[.J16]*1.15+[.$B17]" office:value-type="float" office:value="1290">
            <text:p>1290</text:p>
          </table:table-cell>
          <table:table-cell table:style-name="ce2" table:formula="of:=[.K16]*1.2+[.$H17]" office:value-type="float" office:value="1962">
            <text:p>1962</text:p>
          </table:table-cell>
        </table:table-row>
        <table:table-row table:style-name="ro1">
          <table:table-cell table:formula="of:=EDATE([.A17];12)" office:value-type="date" office:date-value="2013-12-01">
            <text:p>Dec 13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17]+[.$B18]" office:value-type="float" office:value="1800">
            <text:p>1800</text:p>
          </table:table-cell>
          <table:table-cell table:style-name="ce2" table:formula="of:=[.D17]*1.01+[.$B18]" office:value-type="float" office:value="1818.06">
            <text:p>1818</text:p>
          </table:table-cell>
          <table:table-cell table:style-name="ce2" table:formula="of:=[.E17]*1.02+[.$B18]" office:value-type="float" office:value="1836.24">
            <text:p>1836</text:p>
          </table:table-cell>
          <table:table-cell table:style-name="ce2" table:formula="of:=[.F17]*1.03+[.$B18]" office:value-type="float" office:value="1854.54">
            <text:p>1855</text:p>
          </table:table-cell>
          <table:table-cell table:style-name="ce2" table:formula="of:=[.G17]*1.05+[.$B18]" office:value-type="float" office:value="1891.5">
            <text:p>1892</text:p>
          </table:table-cell>
          <table:table-cell table:style-name="ce2" table:formula="of:=[.H17]*1.07+[.$B18]" office:value-type="float" office:value="1928.94">
            <text:p>1929</text:p>
          </table:table-cell>
          <table:table-cell table:style-name="ce2" table:formula="of:=[.I17]*1.1+[.$B18]" office:value-type="float" office:value="1986">
            <text:p>1986</text:p>
          </table:table-cell>
          <table:table-cell table:style-name="ce2" table:formula="of:=[.J17]*1.15+[.$B18]" office:value-type="float" office:value="2083.5">
            <text:p>2084</text:p>
          </table:table-cell>
          <table:table-cell table:style-name="ce2" table:formula="of:=[.K17]*1.2+[.$H18]" office:value-type="float" office:value="4283.34">
            <text:p>4283</text:p>
          </table:table-cell>
        </table:table-row>
        <table:table-row table:style-name="ro1">
          <table:table-cell table:formula="of:=EDATE([.A18];12)" office:value-type="date" office:date-value="2014-12-01">
            <text:p>Dec 14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18]+[.$B19]" office:value-type="float" office:value="2400">
            <text:p>2400</text:p>
          </table:table-cell>
          <table:table-cell table:style-name="ce2" table:formula="of:=[.D18]*1.01+[.$B19]" office:value-type="float" office:value="2436.2406">
            <text:p>2436</text:p>
          </table:table-cell>
          <table:table-cell table:style-name="ce2" table:formula="of:=[.E18]*1.02+[.$B19]" office:value-type="float" office:value="2472.9648">
            <text:p>2473</text:p>
          </table:table-cell>
          <table:table-cell table:style-name="ce2" table:formula="of:=[.F18]*1.03+[.$B19]" office:value-type="float" office:value="2510.1762">
            <text:p>2510</text:p>
          </table:table-cell>
          <table:table-cell table:style-name="ce2" table:formula="of:=[.G18]*1.05+[.$B19]" office:value-type="float" office:value="2586.075">
            <text:p>2586</text:p>
          </table:table-cell>
          <table:table-cell table:style-name="ce2" table:formula="of:=[.H18]*1.07+[.$B19]" office:value-type="float" office:value="2663.9658">
            <text:p>2664</text:p>
          </table:table-cell>
          <table:table-cell table:style-name="ce2" table:formula="of:=[.I18]*1.1+[.$B19]" office:value-type="float" office:value="2784.6">
            <text:p>2785</text:p>
          </table:table-cell>
          <table:table-cell table:style-name="ce2" table:formula="of:=[.J18]*1.15+[.$B19]" office:value-type="float" office:value="2996.025">
            <text:p>2996</text:p>
          </table:table-cell>
          <table:table-cell table:style-name="ce2" table:formula="of:=[.K18]*1.2+[.$H19]" office:value-type="float" office:value="7803.9738">
            <text:p>7804</text:p>
          </table:table-cell>
        </table:table-row>
        <table:table-row table:style-name="ro1">
          <table:table-cell table:formula="of:=EDATE([.A19];12)" office:value-type="date" office:date-value="2015-12-01">
            <text:p>Dec 15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19]+[.$B20]" office:value-type="float" office:value="3000">
            <text:p>3000</text:p>
          </table:table-cell>
          <table:table-cell table:style-name="ce2" table:formula="of:=[.D19]*1.01+[.$B20]" office:value-type="float" office:value="3060.603006">
            <text:p>3061</text:p>
          </table:table-cell>
          <table:table-cell table:style-name="ce2" table:formula="of:=[.E19]*1.02+[.$B20]" office:value-type="float" office:value="3122.424096">
            <text:p>3122</text:p>
          </table:table-cell>
          <table:table-cell table:style-name="ce2" table:formula="of:=[.F19]*1.03+[.$B20]" office:value-type="float" office:value="3185.481486">
            <text:p>3185</text:p>
          </table:table-cell>
          <table:table-cell table:style-name="ce2" table:formula="of:=[.G19]*1.05+[.$B20]" office:value-type="float" office:value="3315.37875">
            <text:p>3315</text:p>
          </table:table-cell>
          <table:table-cell table:style-name="ce2" table:formula="of:=[.H19]*1.07+[.$B20]" office:value-type="float" office:value="3450.443406">
            <text:p>3450</text:p>
          </table:table-cell>
          <table:table-cell table:style-name="ce2" table:formula="of:=[.I19]*1.1+[.$B20]" office:value-type="float" office:value="3663.06">
            <text:p>3663</text:p>
          </table:table-cell>
          <table:table-cell table:style-name="ce2" table:formula="of:=[.J19]*1.15+[.$B20]" office:value-type="float" office:value="4045.42875">
            <text:p>4045</text:p>
          </table:table-cell>
          <table:table-cell table:style-name="ce2" table:formula="of:=[.K19]*1.2+[.$H20]" office:value-type="float" office:value="12815.211966">
            <text:p>12815</text:p>
          </table:table-cell>
        </table:table-row>
        <table:table-row table:style-name="ro1">
          <table:table-cell table:formula="of:=EDATE([.A20];12)" office:value-type="date" office:date-value="2016-12-01">
            <text:p>Dec 16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0]+[.$B21]" office:value-type="float" office:value="3600">
            <text:p>3600</text:p>
          </table:table-cell>
          <table:table-cell table:style-name="ce2" table:formula="of:=[.D20]*1.01+[.$B21]" office:value-type="float" office:value="3691.20903606">
            <text:p>3691</text:p>
          </table:table-cell>
          <table:table-cell table:style-name="ce2" table:formula="of:=[.E20]*1.02+[.$B21]" office:value-type="float" office:value="3784.87257792">
            <text:p>3785</text:p>
          </table:table-cell>
          <table:table-cell table:style-name="ce2" table:formula="of:=[.F20]*1.03+[.$B21]" office:value-type="float" office:value="3881.04593058">
            <text:p>3881</text:p>
          </table:table-cell>
          <table:table-cell table:style-name="ce2" table:formula="of:=[.G20]*1.05+[.$B21]" office:value-type="float" office:value="4081.1476875">
            <text:p>4081</text:p>
          </table:table-cell>
          <table:table-cell table:style-name="ce2" table:formula="of:=[.H20]*1.07+[.$B21]" office:value-type="float" office:value="4291.97444442">
            <text:p>4292</text:p>
          </table:table-cell>
          <table:table-cell table:style-name="ce2" table:formula="of:=[.I20]*1.1+[.$B21]" office:value-type="float" office:value="4629.366">
            <text:p>4629</text:p>
          </table:table-cell>
          <table:table-cell table:style-name="ce2" table:formula="of:=[.J20]*1.15+[.$B21]" office:value-type="float" office:value="5252.2430625">
            <text:p>5252</text:p>
          </table:table-cell>
          <table:table-cell table:style-name="ce2" table:formula="of:=[.K20]*1.2+[.$H21]" office:value-type="float" office:value="19670.22880362">
            <text:p>19670</text:p>
          </table:table-cell>
        </table:table-row>
        <table:table-row table:style-name="ro1">
          <table:table-cell table:formula="of:=EDATE([.A21];12)" office:value-type="date" office:date-value="2017-12-01">
            <text:p>Dec 17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1]+[.$B22]" office:value-type="float" office:value="4200">
            <text:p>4200</text:p>
          </table:table-cell>
          <table:table-cell table:style-name="ce2" table:formula="of:=[.D21]*1.01+[.$B22]" office:value-type="float" office:value="4328.1211264206">
            <text:p>4328</text:p>
          </table:table-cell>
          <table:table-cell table:style-name="ce2" table:formula="of:=[.E21]*1.02+[.$B22]" office:value-type="float" office:value="4460.5700294784">
            <text:p>4461</text:p>
          </table:table-cell>
          <table:table-cell table:style-name="ce2" table:formula="of:=[.F21]*1.03+[.$B22]" office:value-type="float" office:value="4597.4773084974">
            <text:p>4597</text:p>
          </table:table-cell>
          <table:table-cell table:style-name="ce2" table:formula="of:=[.G21]*1.05+[.$B22]" office:value-type="float" office:value="4885.205071875">
            <text:p>4885</text:p>
          </table:table-cell>
          <table:table-cell table:style-name="ce2" table:formula="of:=[.H21]*1.07+[.$B22]" office:value-type="float" office:value="5192.4126555294">
            <text:p>5192</text:p>
          </table:table-cell>
          <table:table-cell table:style-name="ce2" table:formula="of:=[.I21]*1.1+[.$B22]" office:value-type="float" office:value="5692.3026">
            <text:p>5692</text:p>
          </table:table-cell>
          <table:table-cell table:style-name="ce2" table:formula="of:=[.J21]*1.15+[.$B22]" office:value-type="float" office:value="6640.079521875">
            <text:p>6640</text:p>
          </table:table-cell>
          <table:table-cell table:style-name="ce2" table:formula="of:=[.K21]*1.2+[.$H22]" office:value-type="float" office:value="28796.6872198734">
            <text:p>28797</text:p>
          </table:table-cell>
        </table:table-row>
        <table:table-row table:style-name="ro1">
          <table:table-cell table:formula="of:=EDATE([.A22];12)" office:value-type="date" office:date-value="2018-12-01">
            <text:p>Dec 18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2]+[.$B23]" office:value-type="float" office:value="4800">
            <text:p>4800</text:p>
          </table:table-cell>
          <table:table-cell table:style-name="ce2" table:formula="of:=[.D22]*1.01+[.$B23]" office:value-type="float" office:value="4971.40233768481">
            <text:p>4971</text:p>
          </table:table-cell>
          <table:table-cell table:style-name="ce2" table:formula="of:=[.E22]*1.02+[.$B23]" office:value-type="float" office:value="5149.78143006797">
            <text:p>5150</text:p>
          </table:table-cell>
          <table:table-cell table:style-name="ce2" table:formula="of:=[.F22]*1.03+[.$B23]" office:value-type="float" office:value="5335.40162775232">
            <text:p>5335</text:p>
          </table:table-cell>
          <table:table-cell table:style-name="ce2" table:formula="of:=[.G22]*1.05+[.$B23]" office:value-type="float" office:value="5729.46532546875">
            <text:p>5729</text:p>
          </table:table-cell>
          <table:table-cell table:style-name="ce2" table:formula="of:=[.H22]*1.07+[.$B23]" office:value-type="float" office:value="6155.88154141646">
            <text:p>6156</text:p>
          </table:table-cell>
          <table:table-cell table:style-name="ce2" table:formula="of:=[.I22]*1.1+[.$B23]" office:value-type="float" office:value="6861.53286">
            <text:p>6862</text:p>
          </table:table-cell>
          <table:table-cell table:style-name="ce2" table:formula="of:=[.J22]*1.15+[.$B23]" office:value-type="float" office:value="8236.09145015625">
            <text:p>8236</text:p>
          </table:table-cell>
          <table:table-cell table:style-name="ce2" table:formula="of:=[.K22]*1.2+[.$H23]" office:value-type="float" office:value="40711.9062052645">
            <text:p>40712</text:p>
          </table:table-cell>
        </table:table-row>
        <table:table-row table:style-name="ro1">
          <table:table-cell table:formula="of:=EDATE([.A23];12)" office:value-type="date" office:date-value="2019-12-01">
            <text:p>Dec 19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3]+[.$B24]" office:value-type="float" office:value="5400">
            <text:p>5400</text:p>
          </table:table-cell>
          <table:table-cell table:style-name="ce2" table:formula="of:=[.D23]*1.01+[.$B24]" office:value-type="float" office:value="5621.11636106165">
            <text:p>5621</text:p>
          </table:table-cell>
          <table:table-cell table:style-name="ce2" table:formula="of:=[.E23]*1.02+[.$B24]" office:value-type="float" office:value="5852.77705866933">
            <text:p>5853</text:p>
          </table:table-cell>
          <table:table-cell table:style-name="ce2" table:formula="of:=[.F23]*1.03+[.$B24]" office:value-type="float" office:value="6095.46367658489">
            <text:p>6095</text:p>
          </table:table-cell>
          <table:table-cell table:style-name="ce2" table:formula="of:=[.G23]*1.05+[.$B24]" office:value-type="float" office:value="6615.93859174219">
            <text:p>6616</text:p>
          </table:table-cell>
          <table:table-cell table:style-name="ce2" table:formula="of:=[.H23]*1.07+[.$B24]" office:value-type="float" office:value="7186.79324931561">
            <text:p>7187</text:p>
          </table:table-cell>
          <table:table-cell table:style-name="ce2" table:formula="of:=[.I23]*1.1+[.$B24]" office:value-type="float" office:value="8147.68614600001">
            <text:p>8148</text:p>
          </table:table-cell>
          <table:table-cell table:style-name="ce2" table:formula="of:=[.J23]*1.15+[.$B24]" office:value-type="float" office:value="10071.5051676797">
            <text:p>10072</text:p>
          </table:table-cell>
          <table:table-cell table:style-name="ce2" table:formula="of:=[.K23]*1.2+[.$H24]" office:value-type="float" office:value="56041.080695633">
            <text:p>56041</text:p>
          </table:table-cell>
        </table:table-row>
        <table:table-row table:style-name="ro1">
          <table:table-cell table:formula="of:=EDATE([.A24];12)" office:value-type="date" office:date-value="2020-12-01">
            <text:p>Dec 20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4]+[.$B25]" office:value-type="float" office:value="6000">
            <text:p>6000</text:p>
          </table:table-cell>
          <table:table-cell table:style-name="ce2" table:formula="of:=[.D24]*1.01+[.$B25]" office:value-type="float" office:value="6277.32752467227">
            <text:p>6277</text:p>
          </table:table-cell>
          <table:table-cell table:style-name="ce2" table:formula="of:=[.E24]*1.02+[.$B25]" office:value-type="float" office:value="6569.83259984271">
            <text:p>6570</text:p>
          </table:table-cell>
          <table:table-cell table:style-name="ce2" table:formula="of:=[.F24]*1.03+[.$B25]" office:value-type="float" office:value="6878.32758688244">
            <text:p>6878</text:p>
          </table:table-cell>
          <table:table-cell table:style-name="ce2" table:formula="of:=[.G24]*1.05+[.$B25]" office:value-type="float" office:value="7546.7355213293">
            <text:p>7547</text:p>
          </table:table-cell>
          <table:table-cell table:style-name="ce2" table:formula="of:=[.H24]*1.07+[.$B25]" office:value-type="float" office:value="8289.8687767677">
            <text:p>8290</text:p>
          </table:table-cell>
          <table:table-cell table:style-name="ce2" table:formula="of:=[.I24]*1.1+[.$B25]" office:value-type="float" office:value="9562.45476060001">
            <text:p>9562</text:p>
          </table:table-cell>
          <table:table-cell table:style-name="ce2" table:formula="of:=[.J24]*1.15+[.$B25]" office:value-type="float" office:value="12182.2309428316">
            <text:p>12182</text:p>
          </table:table-cell>
          <table:table-cell table:style-name="ce2" table:formula="of:=[.K24]*1.2+[.$H25]" office:value-type="float" office:value="75539.1656115274">
            <text:p>75539</text:p>
          </table:table-cell>
        </table:table-row>
        <table:table-row table:style-name="ro1">
          <table:table-cell table:formula="of:=EDATE([.A25];12)" office:value-type="date" office:date-value="2021-12-01">
            <text:p>Dec 21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5]+[.$B26]" office:value-type="float" office:value="6600">
            <text:p>6600</text:p>
          </table:table-cell>
          <table:table-cell table:style-name="ce2" table:formula="of:=[.D25]*1.01+[.$B26]" office:value-type="float" office:value="6940.10079991899">
            <text:p>6940</text:p>
          </table:table-cell>
          <table:table-cell table:style-name="ce2" table:formula="of:=[.E25]*1.02+[.$B26]" office:value-type="float" office:value="7301.22925183957">
            <text:p>7301</text:p>
          </table:table-cell>
          <table:table-cell table:style-name="ce2" table:formula="of:=[.F25]*1.03+[.$B26]" office:value-type="float" office:value="7684.67741448891">
            <text:p>7685</text:p>
          </table:table-cell>
          <table:table-cell table:style-name="ce2" table:formula="of:=[.G25]*1.05+[.$B26]" office:value-type="float" office:value="8524.07229739576">
            <text:p>8524</text:p>
          </table:table-cell>
          <table:table-cell table:style-name="ce2" table:formula="of:=[.H25]*1.07+[.$B26]" office:value-type="float" office:value="9470.15959114144">
            <text:p>9470</text:p>
          </table:table-cell>
          <table:table-cell table:style-name="ce2" table:formula="of:=[.I25]*1.1+[.$B26]" office:value-type="float" office:value="11118.70023666">
            <text:p>11119</text:p>
          </table:table-cell>
          <table:table-cell table:style-name="ce2" table:formula="of:=[.J25]*1.15+[.$B26]" office:value-type="float" office:value="14609.5655842564">
            <text:p>14610</text:p>
          </table:table-cell>
          <table:table-cell table:style-name="ce2" table:formula="of:=[.K25]*1.2+[.$H26]" office:value-type="float" office:value="100117.158324974">
            <text:p>100117</text:p>
          </table:table-cell>
        </table:table-row>
        <table:table-row table:style-name="ro1">
          <table:table-cell table:formula="of:=EDATE([.A26];12)" office:value-type="date" office:date-value="2022-12-01">
            <text:p>Dec 22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6]+[.$B27]" office:value-type="float" office:value="7200">
            <text:p>7200</text:p>
          </table:table-cell>
          <table:table-cell table:style-name="ce2" table:formula="of:=[.D26]*1.01+[.$B27]" office:value-type="float" office:value="7609.50180791818">
            <text:p>7610</text:p>
          </table:table-cell>
          <table:table-cell table:style-name="ce2" table:formula="of:=[.E26]*1.02+[.$B27]" office:value-type="float" office:value="8047.25383687636">
            <text:p>8047</text:p>
          </table:table-cell>
          <table:table-cell table:style-name="ce2" table:formula="of:=[.F26]*1.03+[.$B27]" office:value-type="float" office:value="8515.21773692358">
            <text:p>8515</text:p>
          </table:table-cell>
          <table:table-cell table:style-name="ce2" table:formula="of:=[.G26]*1.05+[.$B27]" office:value-type="float" office:value="9550.27591226555">
            <text:p>9550</text:p>
          </table:table-cell>
          <table:table-cell table:style-name="ce2" table:formula="of:=[.H26]*1.07+[.$B27]" office:value-type="float" office:value="10733.0707625213">
            <text:p>10733</text:p>
          </table:table-cell>
          <table:table-cell table:style-name="ce2" table:formula="of:=[.I26]*1.1+[.$B27]" office:value-type="float" office:value="12830.570260326">
            <text:p>12831</text:p>
          </table:table-cell>
          <table:table-cell table:style-name="ce2" table:formula="of:=[.J26]*1.15+[.$B27]" office:value-type="float" office:value="17401.0004218948">
            <text:p>17401</text:p>
          </table:table-cell>
          <table:table-cell table:style-name="ce2" table:formula="of:=[.K26]*1.2+[.$H27]" office:value-type="float" office:value="130873.66075249">
            <text:p>130874</text:p>
          </table:table-cell>
        </table:table-row>
        <table:table-row table:style-name="ro1">
          <table:table-cell table:formula="of:=EDATE([.A27];12)" office:value-type="date" office:date-value="2023-12-01">
            <text:p>Dec 23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7]+[.$B28]" office:value-type="float" office:value="7800">
            <text:p>7800</text:p>
          </table:table-cell>
          <table:table-cell table:style-name="ce2" table:formula="of:=[.D27]*1.01+[.$B28]" office:value-type="float" office:value="8285.59682599737">
            <text:p>8286</text:p>
          </table:table-cell>
          <table:table-cell table:style-name="ce2" table:formula="of:=[.E27]*1.02+[.$B28]" office:value-type="float" office:value="8808.19891361389">
            <text:p>8808</text:p>
          </table:table-cell>
          <table:table-cell table:style-name="ce2" table:formula="of:=[.F27]*1.03+[.$B28]" office:value-type="float" office:value="9370.67426903129">
            <text:p>9371</text:p>
          </table:table-cell>
          <table:table-cell table:style-name="ce2" table:formula="of:=[.G27]*1.05+[.$B28]" office:value-type="float" office:value="10627.7897078788">
            <text:p>10628</text:p>
          </table:table-cell>
          <table:table-cell table:style-name="ce2" table:formula="of:=[.H27]*1.07+[.$B28]" office:value-type="float" office:value="12084.3857158978">
            <text:p>12084</text:p>
          </table:table-cell>
          <table:table-cell table:style-name="ce2" table:formula="of:=[.I27]*1.1+[.$B28]" office:value-type="float" office:value="14713.6272863586">
            <text:p>14714</text:p>
          </table:table-cell>
          <table:table-cell table:style-name="ce2" table:formula="of:=[.J27]*1.15+[.$B28]" office:value-type="float" office:value="20611.1504851791">
            <text:p>20611</text:p>
          </table:table-cell>
          <table:table-cell table:style-name="ce2" table:formula="of:=[.K27]*1.2+[.$H28]" office:value-type="float" office:value="169132.778618886">
            <text:p>169133</text:p>
          </table:table-cell>
        </table:table-row>
        <table:table-row table:style-name="ro1">
          <table:table-cell table:formula="of:=EDATE([.A28];12)" office:value-type="date" office:date-value="2024-12-01">
            <text:p>Dec 24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8]+[.$B29]" office:value-type="float" office:value="8400">
            <text:p>8400</text:p>
          </table:table-cell>
          <table:table-cell table:style-name="ce2" table:formula="of:=[.D28]*1.01+[.$B29]" office:value-type="float" office:value="8968.45279425734">
            <text:p>8968</text:p>
          </table:table-cell>
          <table:table-cell table:style-name="ce2" table:formula="of:=[.E28]*1.02+[.$B29]" office:value-type="float" office:value="9584.36289188617">
            <text:p>9584</text:p>
          </table:table-cell>
          <table:table-cell table:style-name="ce2" table:formula="of:=[.F28]*1.03+[.$B29]" office:value-type="float" office:value="10251.7944971022">
            <text:p>10252</text:p>
          </table:table-cell>
          <table:table-cell table:style-name="ce2" table:formula="of:=[.G28]*1.05+[.$B29]" office:value-type="float" office:value="11759.1791932728">
            <text:p>11759</text:p>
          </table:table-cell>
          <table:table-cell table:style-name="ce2" table:formula="of:=[.H28]*1.07+[.$B29]" office:value-type="float" office:value="13530.2927160107">
            <text:p>13530</text:p>
          </table:table-cell>
          <table:table-cell table:style-name="ce2" table:formula="of:=[.I28]*1.1+[.$B29]" office:value-type="float" office:value="16784.9900149945">
            <text:p>16785</text:p>
          </table:table-cell>
          <table:table-cell table:style-name="ce2" table:formula="of:=[.J28]*1.15+[.$B29]" office:value-type="float" office:value="24302.8230579559">
            <text:p>24303</text:p>
          </table:table-cell>
          <table:table-cell table:style-name="ce2" table:formula="of:=[.K28]*1.2+[.$H29]" office:value-type="float" office:value="216489.627058674">
            <text:p>216490</text:p>
          </table:table-cell>
        </table:table-row>
        <table:table-row table:style-name="ro1">
          <table:table-cell table:formula="of:=EDATE([.A29];12)" office:value-type="date" office:date-value="2025-12-01">
            <text:p>Dec 25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29]+[.$B30]" office:value-type="float" office:value="9000">
            <text:p>9000</text:p>
          </table:table-cell>
          <table:table-cell table:style-name="ce2" table:formula="of:=[.D29]*1.01+[.$B30]" office:value-type="float" office:value="9658.13732219991">
            <text:p>9658</text:p>
          </table:table-cell>
          <table:table-cell table:style-name="ce2" table:formula="of:=[.E29]*1.02+[.$B30]" office:value-type="float" office:value="10376.0501497239">
            <text:p>10376</text:p>
          </table:table-cell>
          <table:table-cell table:style-name="ce2" table:formula="of:=[.F29]*1.03+[.$B30]" office:value-type="float" office:value="11159.3483320153">
            <text:p>11159</text:p>
          </table:table-cell>
          <table:table-cell table:style-name="ce2" table:formula="of:=[.G29]*1.05+[.$B30]" office:value-type="float" office:value="12947.1381529364">
            <text:p>12947</text:p>
          </table:table-cell>
          <table:table-cell table:style-name="ce2" table:formula="of:=[.H29]*1.07+[.$B30]" office:value-type="float" office:value="15077.4132061314">
            <text:p>15077</text:p>
          </table:table-cell>
          <table:table-cell table:style-name="ce2" table:formula="of:=[.I29]*1.1+[.$B30]" office:value-type="float" office:value="19063.4890164939">
            <text:p>19063</text:p>
          </table:table-cell>
          <table:table-cell table:style-name="ce2" table:formula="of:=[.J29]*1.15+[.$B30]" office:value-type="float" office:value="28548.2465166493">
            <text:p>28548</text:p>
          </table:table-cell>
          <table:table-cell table:style-name="ce2" table:formula="of:=[.K29]*1.2+[.$H30]" office:value-type="float" office:value="274864.965676541">
            <text:p>274865</text:p>
          </table:table-cell>
        </table:table-row>
        <table:table-row table:style-name="ro1">
          <table:table-cell table:formula="of:=EDATE([.A30];12)" office:value-type="date" office:date-value="2026-12-01">
            <text:p>Dec 26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0]+[.$B31]" office:value-type="float" office:value="9600">
            <text:p>9600</text:p>
          </table:table-cell>
          <table:table-cell table:style-name="ce2" table:formula="of:=[.D30]*1.01+[.$B31]" office:value-type="float" office:value="10354.7186954219">
            <text:p>10355</text:p>
          </table:table-cell>
          <table:table-cell table:style-name="ce2" table:formula="of:=[.E30]*1.02+[.$B31]" office:value-type="float" office:value="11183.5711527184">
            <text:p>11184</text:p>
          </table:table-cell>
          <table:table-cell table:style-name="ce2" table:formula="of:=[.F30]*1.03+[.$B31]" office:value-type="float" office:value="12094.1287819758">
            <text:p>12094</text:p>
          </table:table-cell>
          <table:table-cell table:style-name="ce2" table:formula="of:=[.G30]*1.05+[.$B31]" office:value-type="float" office:value="14194.4950605832">
            <text:p>14194</text:p>
          </table:table-cell>
          <table:table-cell table:style-name="ce2" table:formula="of:=[.H30]*1.07+[.$B31]" office:value-type="float" office:value="16732.8321305606">
            <text:p>16733</text:p>
          </table:table-cell>
          <table:table-cell table:style-name="ce2" table:formula="of:=[.I30]*1.1+[.$B31]" office:value-type="float" office:value="21569.8379181433">
            <text:p>21570</text:p>
          </table:table-cell>
          <table:table-cell table:style-name="ce2" table:formula="of:=[.J30]*1.15+[.$B31]" office:value-type="float" office:value="33430.4834941467">
            <text:p>33430</text:p>
          </table:table-cell>
          <table:table-cell table:style-name="ce2" table:formula="of:=[.K30]*1.2+[.$H31]" office:value-type="float" office:value="346570.790942409">
            <text:p>346571</text:p>
          </table:table-cell>
        </table:table-row>
        <table:table-row table:style-name="ro1">
          <table:table-cell table:formula="of:=EDATE([.A31];12)" office:value-type="date" office:date-value="2027-12-01">
            <text:p>Dec 27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1]+[.$B32]" office:value-type="float" office:value="10200">
            <text:p>10200</text:p>
          </table:table-cell>
          <table:table-cell table:style-name="ce2" table:formula="of:=[.D31]*1.01+[.$B32]" office:value-type="float" office:value="11058.2658823761">
            <text:p>11058</text:p>
          </table:table-cell>
          <table:table-cell table:style-name="ce2" table:formula="of:=[.E31]*1.02+[.$B32]" office:value-type="float" office:value="12007.2425757727">
            <text:p>12007</text:p>
          </table:table-cell>
          <table:table-cell table:style-name="ce2" table:formula="of:=[.F31]*1.03+[.$B32]" office:value-type="float" office:value="13056.952645435">
            <text:p>13057</text:p>
          </table:table-cell>
          <table:table-cell table:style-name="ce2" table:formula="of:=[.G31]*1.05+[.$B32]" office:value-type="float" office:value="15504.2198136124">
            <text:p>15504</text:p>
          </table:table-cell>
          <table:table-cell table:style-name="ce2" table:formula="of:=[.H31]*1.07+[.$B32]" office:value-type="float" office:value="18504.1303796999">
            <text:p>18504</text:p>
          </table:table-cell>
          <table:table-cell table:style-name="ce2" table:formula="of:=[.I31]*1.1+[.$B32]" office:value-type="float" office:value="24326.8217099576">
            <text:p>24327</text:p>
          </table:table-cell>
          <table:table-cell table:style-name="ce2" table:formula="of:=[.J31]*1.15+[.$B32]" office:value-type="float" office:value="39045.0560182687">
            <text:p>39045</text:p>
          </table:table-cell>
          <table:table-cell table:style-name="ce2" table:formula="of:=[.K31]*1.2+[.$H32]" office:value-type="float" office:value="434389.079510591">
            <text:p>434389</text:p>
          </table:table-cell>
        </table:table-row>
        <table:table-row table:style-name="ro1">
          <table:table-cell table:formula="of:=EDATE([.A32];12)" office:value-type="date" office:date-value="2028-12-01">
            <text:p>Dec 28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2]+[.$B33]" office:value-type="float" office:value="10800">
            <text:p>10800</text:p>
          </table:table-cell>
          <table:table-cell table:style-name="ce2" table:formula="of:=[.D32]*1.01+[.$B33]" office:value-type="float" office:value="11768.8485411999">
            <text:p>11769</text:p>
          </table:table-cell>
          <table:table-cell table:style-name="ce2" table:formula="of:=[.E32]*1.02+[.$B33]" office:value-type="float" office:value="12847.3874272882">
            <text:p>12847</text:p>
          </table:table-cell>
          <table:table-cell table:style-name="ce2" table:formula="of:=[.F32]*1.03+[.$B33]" office:value-type="float" office:value="14048.6612247981">
            <text:p>14049</text:p>
          </table:table-cell>
          <table:table-cell table:style-name="ce2" table:formula="of:=[.G32]*1.05+[.$B33]" office:value-type="float" office:value="16879.430804293">
            <text:p>16879</text:p>
          </table:table-cell>
          <table:table-cell table:style-name="ce2" table:formula="of:=[.H32]*1.07+[.$B33]" office:value-type="float" office:value="20399.4195062789">
            <text:p>20399</text:p>
          </table:table-cell>
          <table:table-cell table:style-name="ce2" table:formula="of:=[.I32]*1.1+[.$B33]" office:value-type="float" office:value="27359.5038809534">
            <text:p>27360</text:p>
          </table:table-cell>
          <table:table-cell table:style-name="ce2" table:formula="of:=[.J32]*1.15+[.$B33]" office:value-type="float" office:value="45501.814421009">
            <text:p>45502</text:p>
          </table:table-cell>
          <table:table-cell table:style-name="ce2" table:formula="of:=[.K32]*1.2+[.$H33]" office:value-type="float" office:value="541666.314918988">
            <text:p>541666</text:p>
          </table:table-cell>
        </table:table-row>
        <table:table-row table:style-name="ro1">
          <table:table-cell table:formula="of:=EDATE([.A33];12)" office:value-type="date" office:date-value="2029-12-01">
            <text:p>Dec 29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3]+[.$B34]" office:value-type="float" office:value="11400">
            <text:p>11400</text:p>
          </table:table-cell>
          <table:table-cell table:style-name="ce2" table:formula="of:=[.D33]*1.01+[.$B34]" office:value-type="float" office:value="12486.5370266119">
            <text:p>12487</text:p>
          </table:table-cell>
          <table:table-cell table:style-name="ce2" table:formula="of:=[.E33]*1.02+[.$B34]" office:value-type="float" office:value="13704.335175834">
            <text:p>13704</text:p>
          </table:table-cell>
          <table:table-cell table:style-name="ce2" table:formula="of:=[.F33]*1.03+[.$B34]" office:value-type="float" office:value="15070.121061542">
            <text:p>15070</text:p>
          </table:table-cell>
          <table:table-cell table:style-name="ce2" table:formula="of:=[.G33]*1.05+[.$B34]" office:value-type="float" office:value="18323.4023445077">
            <text:p>18323</text:p>
          </table:table-cell>
          <table:table-cell table:style-name="ce2" table:formula="of:=[.H33]*1.07+[.$B34]" office:value-type="float" office:value="22427.3788717184">
            <text:p>22427</text:p>
          </table:table-cell>
          <table:table-cell table:style-name="ce2" table:formula="of:=[.I33]*1.1+[.$B34]" office:value-type="float" office:value="30695.4542690488">
            <text:p>30695</text:p>
          </table:table-cell>
          <table:table-cell table:style-name="ce2" table:formula="of:=[.J33]*1.15+[.$B34]" office:value-type="float" office:value="52927.0865841604">
            <text:p>52927</text:p>
          </table:table-cell>
          <table:table-cell table:style-name="ce2" table:formula="of:=[.K33]*1.2+[.$H34]" office:value-type="float" office:value="672426.956774504">
            <text:p>672427</text:p>
          </table:table-cell>
        </table:table-row>
        <table:table-row table:style-name="ro1">
          <table:table-cell table:formula="of:=EDATE([.A34];12)" office:value-type="date" office:date-value="2030-12-01">
            <text:p>Dec 30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4]+[.$B35]" office:value-type="float" office:value="12000">
            <text:p>12000</text:p>
          </table:table-cell>
          <table:table-cell table:style-name="ce2" table:formula="of:=[.D34]*1.01+[.$B35]" office:value-type="float" office:value="13211.402396878">
            <text:p>13211</text:p>
          </table:table-cell>
          <table:table-cell table:style-name="ce2" table:formula="of:=[.E34]*1.02+[.$B35]" office:value-type="float" office:value="14578.4218793506">
            <text:p>14578</text:p>
          </table:table-cell>
          <table:table-cell table:style-name="ce2" table:formula="of:=[.F34]*1.03+[.$B35]" office:value-type="float" office:value="16122.2246933883">
            <text:p>16122</text:p>
          </table:table-cell>
          <table:table-cell table:style-name="ce2" table:formula="of:=[.G34]*1.05+[.$B35]" office:value-type="float" office:value="19839.572461733">
            <text:p>19840</text:p>
          </table:table-cell>
          <table:table-cell table:style-name="ce2" table:formula="of:=[.H34]*1.07+[.$B35]" office:value-type="float" office:value="24597.2953927387">
            <text:p>24597</text:p>
          </table:table-cell>
          <table:table-cell table:style-name="ce2" table:formula="of:=[.I34]*1.1+[.$B35]" office:value-type="float" office:value="34364.9996959536">
            <text:p>34365</text:p>
          </table:table-cell>
          <table:table-cell table:style-name="ce2" table:formula="of:=[.J34]*1.15+[.$B35]" office:value-type="float" office:value="61466.1495717844">
            <text:p>61466</text:p>
          </table:table-cell>
          <table:table-cell table:style-name="ce2" table:formula="of:=[.K34]*1.2+[.$H35]" office:value-type="float" office:value="831509.643522144">
            <text:p>831510</text:p>
          </table:table-cell>
        </table:table-row>
        <table:table-row table:style-name="ro1">
          <table:table-cell table:formula="of:=EDATE([.A35];12)" office:value-type="date" office:date-value="2031-12-01">
            <text:p>Dec 31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5]+[.$B36]" office:value-type="float" office:value="12600">
            <text:p>12600</text:p>
          </table:table-cell>
          <table:table-cell table:style-name="ce2" table:formula="of:=[.D35]*1.01+[.$B36]" office:value-type="float" office:value="13943.5164208468">
            <text:p>13944</text:p>
          </table:table-cell>
          <table:table-cell table:style-name="ce2" table:formula="of:=[.E35]*1.02+[.$B36]" office:value-type="float" office:value="15469.9903169376">
            <text:p>15470</text:p>
          </table:table-cell>
          <table:table-cell table:style-name="ce2" table:formula="of:=[.F35]*1.03+[.$B36]" office:value-type="float" office:value="17205.8914341899">
            <text:p>17206</text:p>
          </table:table-cell>
          <table:table-cell table:style-name="ce2" table:formula="of:=[.G35]*1.05+[.$B36]" office:value-type="float" office:value="21431.5510848197">
            <text:p>21432</text:p>
          </table:table-cell>
          <table:table-cell table:style-name="ce2" table:formula="of:=[.H35]*1.07+[.$B36]" office:value-type="float" office:value="26919.1060702304">
            <text:p>26919</text:p>
          </table:table-cell>
          <table:table-cell table:style-name="ce2" table:formula="of:=[.I35]*1.1+[.$B36]" office:value-type="float" office:value="38401.499665549">
            <text:p>38401</text:p>
          </table:table-cell>
          <table:table-cell table:style-name="ce2" table:formula="of:=[.J35]*1.15+[.$B36]" office:value-type="float" office:value="71286.0720075521">
            <text:p>71286</text:p>
          </table:table-cell>
          <table:table-cell table:style-name="ce2" table:formula="of:=[.K35]*1.2+[.$H36]" office:value-type="float" office:value="1024730.6782968">
            <text:p>1024731</text:p>
          </table:table-cell>
        </table:table-row>
        <table:table-row table:style-name="ro1">
          <table:table-cell table:formula="of:=EDATE([.A36];12)" office:value-type="date" office:date-value="2032-12-01">
            <text:p>Dec 32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6]+[.$B37]" office:value-type="float" office:value="13200">
            <text:p>13200</text:p>
          </table:table-cell>
          <table:table-cell table:style-name="ce2" table:formula="of:=[.D36]*1.01+[.$B37]" office:value-type="float" office:value="14682.9515850553">
            <text:p>14683</text:p>
          </table:table-cell>
          <table:table-cell table:style-name="ce2" table:formula="of:=[.E36]*1.02+[.$B37]" office:value-type="float" office:value="16379.3901232764">
            <text:p>16379</text:p>
          </table:table-cell>
          <table:table-cell table:style-name="ce2" table:formula="of:=[.F36]*1.03+[.$B37]" office:value-type="float" office:value="18322.0681772156">
            <text:p>18322</text:p>
          </table:table-cell>
          <table:table-cell table:style-name="ce2" table:formula="of:=[.G36]*1.05+[.$B37]" office:value-type="float" office:value="23103.1286390607">
            <text:p>23103</text:p>
          </table:table-cell>
          <table:table-cell table:style-name="ce2" table:formula="of:=[.H36]*1.07+[.$B37]" office:value-type="float" office:value="29403.4434951465">
            <text:p>29403</text:p>
          </table:table-cell>
          <table:table-cell table:style-name="ce2" table:formula="of:=[.I36]*1.1+[.$B37]" office:value-type="float" office:value="42841.6496321039">
            <text:p>42842</text:p>
          </table:table-cell>
          <table:table-cell table:style-name="ce2" table:formula="of:=[.J36]*1.15+[.$B37]" office:value-type="float" office:value="82578.9828086849">
            <text:p>82579</text:p>
          </table:table-cell>
          <table:table-cell table:style-name="ce2" table:formula="of:=[.K36]*1.2+[.$H37]" office:value-type="float" office:value="1259080.25745131">
            <text:p>1259080</text:p>
          </table:table-cell>
        </table:table-row>
        <table:table-row table:style-name="ro1">
          <table:table-cell table:formula="of:=EDATE([.A37];12)" office:value-type="date" office:date-value="2033-12-01">
            <text:p>Dec 33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7]+[.$B38]" office:value-type="float" office:value="13800">
            <text:p>13800</text:p>
          </table:table-cell>
          <table:table-cell table:style-name="ce2" table:formula="of:=[.D37]*1.01+[.$B38]" office:value-type="float" office:value="15429.7811009058">
            <text:p>15430</text:p>
          </table:table-cell>
          <table:table-cell table:style-name="ce2" table:formula="of:=[.E37]*1.02+[.$B38]" office:value-type="float" office:value="17306.9779257419">
            <text:p>17307</text:p>
          </table:table-cell>
          <table:table-cell table:style-name="ce2" table:formula="of:=[.F37]*1.03+[.$B38]" office:value-type="float" office:value="19471.7302225321">
            <text:p>19472</text:p>
          </table:table-cell>
          <table:table-cell table:style-name="ce2" table:formula="of:=[.G37]*1.05+[.$B38]" office:value-type="float" office:value="24858.2850710137">
            <text:p>24858</text:p>
          </table:table-cell>
          <table:table-cell table:style-name="ce2" table:formula="of:=[.H37]*1.07+[.$B38]" office:value-type="float" office:value="32061.6845398068">
            <text:p>32062</text:p>
          </table:table-cell>
          <table:table-cell table:style-name="ce2" table:formula="of:=[.I37]*1.1+[.$B38]" office:value-type="float" office:value="47725.8145953143">
            <text:p>47726</text:p>
          </table:table-cell>
          <table:table-cell table:style-name="ce2" table:formula="of:=[.J37]*1.15+[.$B38]" office:value-type="float" office:value="95565.8302299876">
            <text:p>95566</text:p>
          </table:table-cell>
          <table:table-cell table:style-name="ce2" table:formula="of:=[.K37]*1.2+[.$H38]" office:value-type="float" office:value="1542957.99348138">
            <text:p>1542958</text:p>
          </table:table-cell>
        </table:table-row>
        <table:table-row table:style-name="ro1">
          <table:table-cell table:formula="of:=EDATE([.A38];12)" office:value-type="date" office:date-value="2034-12-01">
            <text:p>Dec 34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8]+[.$B39]" office:value-type="float" office:value="14400">
            <text:p>14400</text:p>
          </table:table-cell>
          <table:table-cell table:style-name="ce2" table:formula="of:=[.D38]*1.01+[.$B39]" office:value-type="float" office:value="16184.0789119149">
            <text:p>16184</text:p>
          </table:table-cell>
          <table:table-cell table:style-name="ce2" table:formula="of:=[.E38]*1.02+[.$B39]" office:value-type="float" office:value="18253.1174842568">
            <text:p>18253</text:p>
          </table:table-cell>
          <table:table-cell table:style-name="ce2" table:formula="of:=[.F38]*1.03+[.$B39]" office:value-type="float" office:value="20655.8821292081">
            <text:p>20656</text:p>
          </table:table-cell>
          <table:table-cell table:style-name="ce2" table:formula="of:=[.G38]*1.05+[.$B39]" office:value-type="float" office:value="26701.1993245644">
            <text:p>26701</text:p>
          </table:table-cell>
          <table:table-cell table:style-name="ce2" table:formula="of:=[.H38]*1.07+[.$B39]" office:value-type="float" office:value="34906.0024575933">
            <text:p>34906</text:p>
          </table:table-cell>
          <table:table-cell table:style-name="ce2" table:formula="of:=[.I38]*1.1+[.$B39]" office:value-type="float" office:value="53098.3960548458">
            <text:p>53098</text:p>
          </table:table-cell>
          <table:table-cell table:style-name="ce2" table:formula="of:=[.J38]*1.15+[.$B39]" office:value-type="float" office:value="110500.704764486">
            <text:p>110501</text:p>
          </table:table-cell>
          <table:table-cell table:style-name="ce2" table:formula="of:=[.K38]*1.2+[.$H39]" office:value-type="float" office:value="1886455.59463525">
            <text:p>1886456</text:p>
          </table:table-cell>
        </table:table-row>
        <table:table-row table:style-name="ro1">
          <table:table-cell table:formula="of:=EDATE([.A39];12)" office:value-type="date" office:date-value="2035-12-01">
            <text:p>Dec 35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39]+[.$B40]" office:value-type="float" office:value="15000">
            <text:p>15000</text:p>
          </table:table-cell>
          <table:table-cell table:style-name="ce2" table:formula="of:=[.D39]*1.01+[.$B40]" office:value-type="float" office:value="16945.919701034">
            <text:p>16946</text:p>
          </table:table-cell>
          <table:table-cell table:style-name="ce2" table:formula="of:=[.E39]*1.02+[.$B40]" office:value-type="float" office:value="19218.1798339419">
            <text:p>19218</text:p>
          </table:table-cell>
          <table:table-cell table:style-name="ce2" table:formula="of:=[.F39]*1.03+[.$B40]" office:value-type="float" office:value="21875.5585930843">
            <text:p>21876</text:p>
          </table:table-cell>
          <table:table-cell table:style-name="ce2" table:formula="of:=[.G39]*1.05+[.$B40]" office:value-type="float" office:value="28636.2592907926">
            <text:p>28636</text:p>
          </table:table-cell>
          <table:table-cell table:style-name="ce2" table:formula="of:=[.H39]*1.07+[.$B40]" office:value-type="float" office:value="37949.4226296248">
            <text:p>37949</text:p>
          </table:table-cell>
          <table:table-cell table:style-name="ce2" table:formula="of:=[.I39]*1.1+[.$B40]" office:value-type="float" office:value="59008.2356603303">
            <text:p>59008</text:p>
          </table:table-cell>
          <table:table-cell table:style-name="ce2" table:formula="of:=[.J39]*1.15+[.$B40]" office:value-type="float" office:value="127675.810479159">
            <text:p>127676</text:p>
          </table:table-cell>
          <table:table-cell table:style-name="ce2" table:formula="of:=[.K39]*1.2+[.$H40]" office:value-type="float" office:value="2301696.13619192">
            <text:p>2301696</text:p>
          </table:table-cell>
        </table:table-row>
        <table:table-row table:style-name="ro1">
          <table:table-cell table:formula="of:=EDATE([.A40];12)" office:value-type="date" office:date-value="2036-12-01">
            <text:p>Dec 36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0]+[.$B41]" office:value-type="float" office:value="15600">
            <text:p>15600</text:p>
          </table:table-cell>
          <table:table-cell table:style-name="ce2" table:formula="of:=[.D40]*1.01+[.$B41]" office:value-type="float" office:value="17715.3788980444">
            <text:p>17715</text:p>
          </table:table-cell>
          <table:table-cell table:style-name="ce2" table:formula="of:=[.E40]*1.02+[.$B41]" office:value-type="float" office:value="20202.5434306207">
            <text:p>20203</text:p>
          </table:table-cell>
          <table:table-cell table:style-name="ce2" table:formula="of:=[.F40]*1.03+[.$B41]" office:value-type="float" office:value="23131.8253508768">
            <text:p>23132</text:p>
          </table:table-cell>
          <table:table-cell table:style-name="ce2" table:formula="of:=[.G40]*1.05+[.$B41]" office:value-type="float" office:value="30668.0722553323">
            <text:p>30668</text:p>
          </table:table-cell>
          <table:table-cell table:style-name="ce2" table:formula="of:=[.H40]*1.07+[.$B41]" office:value-type="float" office:value="41205.8822136985">
            <text:p>41206</text:p>
          </table:table-cell>
          <table:table-cell table:style-name="ce2" table:formula="of:=[.I40]*1.1+[.$B41]" office:value-type="float" office:value="65509.0592263634">
            <text:p>65509</text:p>
          </table:table-cell>
          <table:table-cell table:style-name="ce2" table:formula="of:=[.J40]*1.15+[.$B41]" office:value-type="float" office:value="147427.182051032">
            <text:p>147427</text:p>
          </table:table-cell>
          <table:table-cell table:style-name="ce2" table:formula="of:=[.K40]*1.2+[.$H41]" office:value-type="float" office:value="2803241.245644">
            <text:p>2803241</text:p>
          </table:table-cell>
        </table:table-row>
        <table:table-row table:style-name="ro1">
          <table:table-cell table:formula="of:=EDATE([.A41];12)" office:value-type="date" office:date-value="2037-12-01">
            <text:p>Dec 37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1]+[.$B42]" office:value-type="float" office:value="16200">
            <text:p>16200</text:p>
          </table:table-cell>
          <table:table-cell table:style-name="ce2" table:formula="of:=[.D41]*1.01+[.$B42]" office:value-type="float" office:value="18492.5326870248">
            <text:p>18493</text:p>
          </table:table-cell>
          <table:table-cell table:style-name="ce2" table:formula="of:=[.E41]*1.02+[.$B42]" office:value-type="float" office:value="21206.5942992332">
            <text:p>21207</text:p>
          </table:table-cell>
          <table:table-cell table:style-name="ce2" table:formula="of:=[.F41]*1.03+[.$B42]" office:value-type="float" office:value="24425.7801114031">
            <text:p>24426</text:p>
          </table:table-cell>
          <table:table-cell table:style-name="ce2" table:formula="of:=[.G41]*1.05+[.$B42]" office:value-type="float" office:value="32801.4758680989">
            <text:p>32801</text:p>
          </table:table-cell>
          <table:table-cell table:style-name="ce2" table:formula="of:=[.H41]*1.07+[.$B42]" office:value-type="float" office:value="44690.2939686574">
            <text:p>44690</text:p>
          </table:table-cell>
          <table:table-cell table:style-name="ce2" table:formula="of:=[.I41]*1.1+[.$B42]" office:value-type="float" office:value="72659.9651489997">
            <text:p>72660</text:p>
          </table:table-cell>
          <table:table-cell table:style-name="ce2" table:formula="of:=[.J41]*1.15+[.$B42]" office:value-type="float" office:value="170141.259358687">
            <text:p>170141</text:p>
          </table:table-cell>
          <table:table-cell table:style-name="ce2" table:formula="of:=[.K41]*1.2+[.$H42]" office:value-type="float" office:value="3408579.78874146">
            <text:p>3408580</text:p>
          </table:table-cell>
        </table:table-row>
        <table:table-row table:style-name="ro1">
          <table:table-cell table:formula="of:=EDATE([.A42];12)" office:value-type="date" office:date-value="2038-12-01">
            <text:p>Dec 38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2]+[.$B43]" office:value-type="float" office:value="16800">
            <text:p>16800</text:p>
          </table:table-cell>
          <table:table-cell table:style-name="ce2" table:formula="of:=[.D42]*1.01+[.$B43]" office:value-type="float" office:value="19277.4580138951">
            <text:p>19277</text:p>
          </table:table-cell>
          <table:table-cell table:style-name="ce2" table:formula="of:=[.E42]*1.02+[.$B43]" office:value-type="float" office:value="22230.7261852178">
            <text:p>22231</text:p>
          </table:table-cell>
          <table:table-cell table:style-name="ce2" table:formula="of:=[.F42]*1.03+[.$B43]" office:value-type="float" office:value="25758.5535147452">
            <text:p>25759</text:p>
          </table:table-cell>
          <table:table-cell table:style-name="ce2" table:formula="of:=[.G42]*1.05+[.$B43]" office:value-type="float" office:value="35041.5496615038">
            <text:p>35042</text:p>
          </table:table-cell>
          <table:table-cell table:style-name="ce2" table:formula="of:=[.H42]*1.07+[.$B43]" office:value-type="float" office:value="48418.6145464635">
            <text:p>48419</text:p>
          </table:table-cell>
          <table:table-cell table:style-name="ce2" table:formula="of:=[.I42]*1.1+[.$B43]" office:value-type="float" office:value="80525.9616638997">
            <text:p>80526</text:p>
          </table:table-cell>
          <table:table-cell table:style-name="ce2" table:formula="of:=[.J42]*1.15+[.$B43]" office:value-type="float" office:value="196262.44826249">
            <text:p>196262</text:p>
          </table:table-cell>
          <table:table-cell table:style-name="ce2" table:formula="of:=[.K42]*1.2+[.$H43]" office:value-type="float" office:value="4138714.36103622">
            <text:p>4138714</text:p>
          </table:table-cell>
        </table:table-row>
        <table:table-row table:style-name="ro1">
          <table:table-cell table:formula="of:=EDATE([.A43];12)" office:value-type="date" office:date-value="2039-12-01">
            <text:p>Dec 39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3]+[.$B44]" office:value-type="float" office:value="17400">
            <text:p>17400</text:p>
          </table:table-cell>
          <table:table-cell table:style-name="ce2" table:formula="of:=[.D43]*1.01+[.$B44]" office:value-type="float" office:value="20070.232594034">
            <text:p>20070</text:p>
          </table:table-cell>
          <table:table-cell table:style-name="ce2" table:formula="of:=[.E43]*1.02+[.$B44]" office:value-type="float" office:value="23275.3407089222">
            <text:p>23275</text:p>
          </table:table-cell>
          <table:table-cell table:style-name="ce2" table:formula="of:=[.F43]*1.03+[.$B44]" office:value-type="float" office:value="27131.3101201876">
            <text:p>27131</text:p>
          </table:table-cell>
          <table:table-cell table:style-name="ce2" table:formula="of:=[.G43]*1.05+[.$B44]" office:value-type="float" office:value="37393.627144579">
            <text:p>37394</text:p>
          </table:table-cell>
          <table:table-cell table:style-name="ce2" table:formula="of:=[.H43]*1.07+[.$B44]" office:value-type="float" office:value="52407.9175647159">
            <text:p>52408</text:p>
          </table:table-cell>
          <table:table-cell table:style-name="ce2" table:formula="of:=[.I43]*1.1+[.$B44]" office:value-type="float" office:value="89178.5578302897">
            <text:p>89179</text:p>
          </table:table-cell>
          <table:table-cell table:style-name="ce2" table:formula="of:=[.J43]*1.15+[.$B44]" office:value-type="float" office:value="226301.815501864">
            <text:p>226302</text:p>
          </table:table-cell>
          <table:table-cell table:style-name="ce2" table:formula="of:=[.K43]*1.2+[.$H44]" office:value-type="float" office:value="5018865.15080818">
            <text:p>5018865</text:p>
          </table:table-cell>
        </table:table-row>
        <table:table-row table:style-name="ro1">
          <table:table-cell table:formula="of:=EDATE([.A44];12)" office:value-type="date" office:date-value="2040-12-01">
            <text:p>Dec 40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4]+[.$B45]" office:value-type="float" office:value="18000">
            <text:p>18000</text:p>
          </table:table-cell>
          <table:table-cell table:style-name="ce2" table:formula="of:=[.D44]*1.01+[.$B45]" office:value-type="float" office:value="20870.9349199743">
            <text:p>20871</text:p>
          </table:table-cell>
          <table:table-cell table:style-name="ce2" table:formula="of:=[.E44]*1.02+[.$B45]" office:value-type="float" office:value="24340.8475231006">
            <text:p>24341</text:p>
          </table:table-cell>
          <table:table-cell table:style-name="ce2" table:formula="of:=[.F44]*1.03+[.$B45]" office:value-type="float" office:value="28545.2494237932">
            <text:p>28545</text:p>
          </table:table-cell>
          <table:table-cell table:style-name="ce2" table:formula="of:=[.G44]*1.05+[.$B45]" office:value-type="float" office:value="39863.308501808">
            <text:p>39863</text:p>
          </table:table-cell>
          <table:table-cell table:style-name="ce2" table:formula="of:=[.H44]*1.07+[.$B45]" office:value-type="float" office:value="56676.471794246">
            <text:p>56676</text:p>
          </table:table-cell>
          <table:table-cell table:style-name="ce2" table:formula="of:=[.I44]*1.1+[.$B45]" office:value-type="float" office:value="98696.4136133186">
            <text:p>98696</text:p>
          </table:table-cell>
          <table:table-cell table:style-name="ce2" table:formula="of:=[.J44]*1.15+[.$B45]" office:value-type="float" office:value="260847.087827143">
            <text:p>260847</text:p>
          </table:table-cell>
          <table:table-cell table:style-name="ce2" table:formula="of:=[.K44]*1.2+[.$H45]" office:value-type="float" office:value="6079314.65276406">
            <text:p>6079315</text:p>
          </table:table-cell>
        </table:table-row>
        <table:table-row table:style-name="ro1">
          <table:table-cell table:formula="of:=EDATE([.A45];12)" office:value-type="date" office:date-value="2041-12-01">
            <text:p>Dec 41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5]+[.$B46]" office:value-type="float" office:value="18600">
            <text:p>18600</text:p>
          </table:table-cell>
          <table:table-cell table:style-name="ce2" table:formula="of:=[.D45]*1.01+[.$B46]" office:value-type="float" office:value="21679.6442691741">
            <text:p>21680</text:p>
          </table:table-cell>
          <table:table-cell table:style-name="ce2" table:formula="of:=[.E45]*1.02+[.$B46]" office:value-type="float" office:value="25427.6644735626">
            <text:p>25428</text:p>
          </table:table-cell>
          <table:table-cell table:style-name="ce2" table:formula="of:=[.F45]*1.03+[.$B46]" office:value-type="float" office:value="30001.606906507">
            <text:p>30002</text:p>
          </table:table-cell>
          <table:table-cell table:style-name="ce2" table:formula="of:=[.G45]*1.05+[.$B46]" office:value-type="float" office:value="42456.4739268984">
            <text:p>42456</text:p>
          </table:table-cell>
          <table:table-cell table:style-name="ce2" table:formula="of:=[.H45]*1.07+[.$B46]" office:value-type="float" office:value="61243.8248198433">
            <text:p>61244</text:p>
          </table:table-cell>
          <table:table-cell table:style-name="ce2" table:formula="of:=[.I45]*1.1+[.$B46]" office:value-type="float" office:value="109166.054974651">
            <text:p>109166</text:p>
          </table:table-cell>
          <table:table-cell table:style-name="ce2" table:formula="of:=[.J45]*1.15+[.$B46]" office:value-type="float" office:value="300574.151001215">
            <text:p>300574</text:p>
          </table:table-cell>
          <table:table-cell table:style-name="ce2" table:formula="of:=[.K45]*1.2+[.$H46]" office:value-type="float" office:value="7356421.40813671">
            <text:p>7356421</text:p>
          </table:table-cell>
        </table:table-row>
        <table:table-row table:style-name="ro1">
          <table:table-cell table:formula="of:=EDATE([.A46];12)" office:value-type="date" office:date-value="2042-12-01">
            <text:p>Dec 42</text:p>
          </table:table-cell>
          <table:table-cell table:style-name="ce2" table:formula="of:=[.$B$2]*12" office:value-type="float" office:value="600">
            <text:p>600</text:p>
          </table:table-cell>
          <table:table-cell table:style-name="ce2" table:formula="of:=[.C46]+[.$B47]" office:value-type="float" office:value="19200">
            <text:p>19200</text:p>
          </table:table-cell>
          <table:table-cell table:style-name="ce2" table:formula="of:=[.D46]*1.01+[.$B47]" office:value-type="float" office:value="22496.4407118658">
            <text:p>22496</text:p>
          </table:table-cell>
          <table:table-cell table:style-name="ce2" table:formula="of:=[.E46]*1.02+[.$B47]" office:value-type="float" office:value="26536.2177630339">
            <text:p>26536</text:p>
          </table:table-cell>
          <table:table-cell table:style-name="ce2" table:formula="of:=[.F46]*1.03+[.$B47]" office:value-type="float" office:value="31501.6551137022">
            <text:p>31502</text:p>
          </table:table-cell>
          <table:table-cell table:style-name="ce2" table:formula="of:=[.G46]*1.05+[.$B47]" office:value-type="float" office:value="45179.2976232433">
            <text:p>45179</text:p>
          </table:table-cell>
          <table:table-cell table:style-name="ce2" table:formula="of:=[.H46]*1.07+[.$B47]" office:value-type="float" office:value="66130.8925572323">
            <text:p>66131</text:p>
          </table:table-cell>
          <table:table-cell table:style-name="ce2" table:formula="of:=[.I46]*1.1+[.$B47]" office:value-type="float" office:value="120682.660472116">
            <text:p>120683</text:p>
          </table:table-cell>
          <table:table-cell table:style-name="ce2" table:formula="of:=[.J46]*1.15+[.$B47]" office:value-type="float" office:value="346260.273651397">
            <text:p>346260</text:p>
          </table:table-cell>
          <table:table-cell table:style-name="ce2" table:formula="of:=[.K46]*1.2+[.$H47]" office:value-type="float" office:value="8893836.58232129">
            <text:p>8893837</text:p>
          </table:table-cell>
        </table:table-row>
        <table:table-row table:style-name="ro1" table:number-rows-repeated="3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6">
      <number:month number:textual="true"/>
      <number:text> </number:text>
      <number:year/>
    </number:dat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1,</number:text>
      <number:number number:decimal-places="0" number:min-integer-digits="1"/>
      <number:text>XX</number:text>
    </number:number-style>
    <number:number-style style:name="N119">
      <number:text>1</number:text>
      <number:number number:decimal-places="0" number:min-integer-digits="1"/>
    </number:number-style>
    <number:number-style style:name="N120">
      <number:number number:decimal-places="0" number:min-integer-digits="2" number:grouping="true"/>
    </number:number-style>
    <number:number-style style:name="N121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5T15:27:48</meta:creation-date>
    <dc:date>2011-11-25T15:56:43</dc:date>
    <meta:editing-duration>PT12M15S</meta:editing-duration>
    <meta:editing-cycles>2</meta:editing-cycles>
    <meta:generator>LibreOffice/3.3$Linux LibreOffice_project/330m19$Build-401</meta:generator>
    <meta:document-statistic meta:table-count="3" meta:cell-count="466" meta:object-count="0"/>
  </office:meta>
</office:document-meta>
</file>